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15.26pt"/>
    </style:style>
    <style:style style:name="co72" style:family="table-column">
      <style:table-column-properties fo:break-before="auto" style:column-width="88.5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5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67" table:default-cell-style-name="ce66"/>
        <table:table-column table:style-name="co68" table:default-cell-style-name="ce66"/>
        <table:table-column table:style-name="co69" table:default-cell-style-name="ce66"/>
        <table:table-column table:style-name="co70" table:default-cell-style-name="ce66"/>
        <table:table-column table:style-name="co78" table:default-cell-style-name="ce66"/>
        <table:table-column table:style-name="co79" table:default-cell-style-name="ce66"/>
        <table:table-column table:style-name="co80" table:number-columns-repeated="2" table:default-cell-style-name="ce66"/>
        <table:table-column table:style-name="co73" table:default-cell-style-name="ce66"/>
        <table:table-column table:style-name="co74" table:default-cell-style-name="ce66"/>
        <table:table-column table:style-name="co75" table:default-cell-style-name="ce66"/>
        <table:table-column table:style-name="co76" table:default-cell-style-name="ce66"/>
        <table:table-column table:style-name="co77" table:default-cell-style-name="ce66"/>
        <table:table-column table:style-name="co10" table:number-columns-repeated="1008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94" office:value-type="string" calcext:value-type="string">
            <text:p>Roam desire</text:p>
          </table:table-cell>
          <table:table-cell table:style-name="ce94" office:value-type="string" calcext:value-type="string">
            <text:p>Roshan desire</text:p>
          </table:table-cell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8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74" table:number-columns-repeated="6"/>
          <table:table-cell table:style-name="ce69" table:number-columns-repeated="2"/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 table:number-rows-repeated="7">
          <table:table-cell table:style-name="ce57"/>
          <table:table-cell table:style-name="ce74" table:number-columns-repeated="6"/>
          <table:table-cell table:style-name="ce69" table:number-columns-repeated="2"/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21:57:39.546186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30T21:58:07.321327080</dc:date>
    <meta:editing-duration>P1DT8H52M35S</meta:editing-duration>
    <meta:editing-cycles>1521</meta:editing-cycles>
    <meta:document-statistic meta:table-count="9" meta:cell-count="2356" meta:object-count="0"/>
  </office:meta>
</office:document-meta>
</file>